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114" officeooo:paragraph-rsid="00104114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04114" officeooo:paragraph-rsid="00104114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274d3" officeooo:paragraph-rsid="001274d3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officeooo:paragraph-rsid="00104114"/>
    </style:style>
    <style:style style:name="P7" style:family="paragraph" style:parent-style-name="Standard">
      <style:text-properties officeooo:paragraph-rsid="00104114"/>
    </style:style>
    <style:style style:name="P8" style:family="paragraph" style:parent-style-name="Standard">
      <style:paragraph-properties style:line-height-at-least="0.503cm"/>
      <style:text-properties officeooo:rsid="0011eb60" officeooo:paragraph-rsid="0011eb60"/>
    </style:style>
    <style:style style:name="P9" style:family="paragraph" style:parent-style-name="Standard">
      <style:text-properties officeooo:rsid="0011eb60" officeooo:paragraph-rsid="0011eb60"/>
    </style:style>
    <style:style style:name="P10" style:family="paragraph" style:parent-style-name="Standard">
      <style:text-properties officeooo:paragraph-rsid="0011eb60"/>
    </style:style>
    <style:style style:name="P11" style:family="paragraph" style:parent-style-name="Standard">
      <style:text-properties officeooo:rsid="001235c7" officeooo:paragraph-rsid="001235c7"/>
    </style:style>
    <style:style style:name="P12" style:family="paragraph" style:parent-style-name="Standard">
      <style:paragraph-properties style:line-height-at-least="0.503cm"/>
      <style:text-properties officeooo:rsid="001235c7" officeooo:paragraph-rsid="001235c7"/>
    </style:style>
    <style:style style:name="P13" style:family="paragraph" style:parent-style-name="Standard">
      <style:paragraph-properties style:line-height-at-least="0.503cm"/>
      <style:text-properties officeooo:rsid="001235c7" officeooo:paragraph-rsid="001274d3"/>
    </style:style>
    <style:style style:name="P14" style:family="paragraph" style:parent-style-name="Standard">
      <style:paragraph-properties style:line-height-at-least="0.503cm"/>
      <style:text-properties officeooo:rsid="001274d3" officeooo:paragraph-rsid="001274d3"/>
    </style:style>
    <style:style style:name="P15" style:family="paragraph" style:parent-style-name="Standard">
      <style:paragraph-properties style:line-height-at-least="0.503cm"/>
      <style:text-properties officeooo:rsid="001274d3" officeooo:paragraph-rsid="001274d3" fo:background-color="#fff200"/>
    </style:style>
    <style:style style:name="P16" style:family="paragraph" style:parent-style-name="Standard">
      <style:text-properties fo:font-size="54pt" style:font-size-asian="54pt" style:font-size-complex="54pt"/>
    </style:style>
    <style:style style:name="P17" style:family="paragraph" style:parent-style-name="Standard">
      <style:text-properties fo:font-size="54pt" fo:font-style="normal" style:text-underline-style="none" fo:font-weight="bold" officeooo:rsid="00104114" officeooo:paragraph-rsid="0012f643" style:font-size-asian="54pt" style:font-style-asian="normal" style:font-weight-asian="bold" style:font-size-complex="54pt" style:font-style-complex="normal" style:font-weight-complex="bold"/>
    </style:style>
    <style:style style:name="P18" style:family="paragraph" style:parent-style-name="Standard">
      <style:text-properties officeooo:rsid="0012f643" officeooo:paragraph-rsid="0012f643"/>
    </style:style>
    <style:style style:name="P19" style:family="paragraph" style:parent-style-name="Standard">
      <style:text-properties fo:font-size="22pt" style:text-underline-style="solid" style:text-underline-width="auto" style:text-underline-color="font-color" fo:font-weight="bold" officeooo:rsid="0012f643" officeooo:paragraph-rsid="0012f643" style:font-size-asian="22pt" style:font-weight-asian="bold" style:font-size-complex="22pt" style:font-weight-complex="bold"/>
    </style:style>
    <style:style style:name="P20" style:family="paragraph" style:parent-style-name="Standard">
      <style:text-properties fo:font-size="16pt" style:text-underline-style="none" fo:font-weight="normal" officeooo:rsid="0012f643" officeooo:paragraph-rsid="0012f643" style:font-size-asian="16pt" style:font-weight-asian="normal" style:font-size-complex="16pt" style:font-weight-complex="normal"/>
    </style:style>
    <style:style style:name="T1" style:family="text">
      <style:text-properties officeooo:rsid="00104114"/>
    </style:style>
    <style:style style:name="T2" style:family="text">
      <style:text-properties fo:color="#ce9178"/>
    </style:style>
    <style:style style:name="T3" style:family="text">
      <style:text-properties fo:color="#dcdcaa" style:font-name="Droid Sans Mono" fo:font-size="10.5pt" fo:font-weight="normal" fo:background-color="#1e1e1e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4114" style:font-weight-asian="bold" style:font-weight-complex="bold"/>
    </style:style>
    <style:style style:name="T6" style:family="text">
      <style:text-properties fo:color="#569cd6"/>
    </style:style>
    <style:style style:name="T7" style:family="text">
      <style:text-properties fo:color="#d4d4d4" style:font-name="Droid Sans Mono" fo:font-size="10.5pt" fo:font-weight="normal" fo:background-color="#1e1e1e" loext:char-shading-value="0"/>
    </style:style>
    <style:style style:name="T8" style:family="text">
      <style:text-properties fo:color="#9cdcfe"/>
    </style:style>
    <style:style style:name="T9" style:family="text">
      <style:text-properties fo:color="#9cdcfe" style:font-name="Droid Sans Mono" fo:font-size="10.5pt" fo:font-weight="normal" fo:background-color="#1e1e1e" loext:char-shading-value="0"/>
    </style:style>
    <style:style style:name="T10" style:family="text">
      <style:text-properties fo:color="#b5cea8"/>
    </style:style>
    <style:style style:name="T11" style:family="text">
      <style:text-properties fo:color="#b5cea8" style:font-name="Droid Sans Mono" fo:font-size="10.5pt" fo:font-weight="normal" fo:background-color="#1e1e1e" loext:char-shading-value="0"/>
    </style:style>
    <style:style style:name="T12" style:family="text">
      <style:text-properties officeooo:rsid="0011eb60"/>
    </style:style>
    <style:style style:name="T13" style:family="text">
      <style:text-properties officeooo:rsid="001274d3"/>
    </style:style>
    <style:style style:name="T14" style:family="text">
      <style:text-properties officeooo:rsid="00104114" fo:background-color="#fff200" loext:char-shading-value="0"/>
    </style:style>
    <style:style style:name="T15" style:family="text">
      <style:text-properties fo:background-color="#72bf44" loext:char-shading-value="0"/>
    </style:style>
    <style:style style:name="T16" style:family="text">
      <style:text-properties officeooo:rsid="001274d3" fo:background-color="#72bf44" loext:char-shading-value="0"/>
    </style:style>
    <style:style style:name="T17" style:family="text">
      <style:text-properties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6"/>
      <text:p text:style-name="P17">Upthinity Technical <text:s text:c="8"/>documentation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9">Contents </text:p>
      <text:p text:style-name="P19"/>
      <text:p text:style-name="P20">1. <text:s/><text:span text:style-name="T1">Delegate daily and monthly distribution ...... <text:s text:c="4"/></text:span>3-4</text:p>
      <text:p text:style-name="Standard"/>
      <text:p text:style-name="P18"><text:span text:style-name="T17">2. <text:s/>Background JOBS <text:s text:c="3"/>..................................... <text:s text:c="4"/>5</text:span></text:p>
      <text:p text:style-name="P18"/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">1) <text:span text:style-name="T4">Delegate daily and monthly distribution</text:span> :</text:p>
      <text:p text:style-name="P1"/>
      <text:p text:style-name="P1">Job Location <text:s/>- <text:s/><text:span text:style-name="T15">[ root ] / controllers / distribute.js </text:span></text:p>
      <text:p text:style-name="P1"><text:span text:style-name="T15"/></text:p>
      <text:p text:style-name="P7"><text:span text:style-name="T1">Purpose – The job runs every day on - <text:s text:c="2"/></text:span><text:span text:style-name="T14">‘ 0 0 1 * * * <text:s/>‘</text:span><text:span text:style-name="T1"> , which fires </text:span><text:span text:style-name="T3">runDailyScripts</text:span></text:p>
      <text:p text:style-name="P7"><text:span text:style-name="T1"><text:s/>and </text:span><text:span text:style-name="T3">distributeMonthlyPayments. </text:span></text:p>
      <text:p text:style-name="P1"/>
      <text:p text:style-name="P1">Monthly pay works if its the last day for a month as per the AWS instance timings.<text:line-break/>The distribution percentages on how the distribution shall follow -</text:p>
      <text:p text:style-name="P1"/>
      <text:p text:style-name="P3"><text:s/><text:span text:style-name="T8">MEMBER_FEE</text:span> = {</text:p>
      <text:p text:style-name="P2"><text:span text:style-name="T2">"100-90"</text:span><text:span text:style-name="T8">:</text:span> <text:span text:style-name="T10">35</text:span>,</text:p>
      <text:p text:style-name="P2"><text:span text:style-name="T2">"80-89"</text:span><text:span text:style-name="T8">:</text:span> <text:span text:style-name="T10">20</text:span>,</text:p>
      <text:p text:style-name="P2"><text:span text:style-name="T2">"70-79"</text:span><text:span text:style-name="T8">:</text:span> <text:span text:style-name="T10">15</text:span>,</text:p>
      <text:p text:style-name="P2"><text:span text:style-name="T2">"60-69"</text:span><text:span text:style-name="T8">:</text:span> <text:span text:style-name="T10">10</text:span>,</text:p>
      <text:p text:style-name="P2"><text:span text:style-name="T2">"50-59"</text:span><text:span text:style-name="T8">:</text:span> <text:span text:style-name="T10">8</text:span>,</text:p>
      <text:p text:style-name="P2"><text:span text:style-name="T2">"40-49"</text:span><text:span text:style-name="T8">:</text:span> <text:span text:style-name="T10">5</text:span>,</text:p>
      <text:p text:style-name="P2"><text:span text:style-name="T2">"30-39"</text:span><text:span text:style-name="T8">:</text:span> <text:span text:style-name="T10">4</text:span>,</text:p>
      <text:p text:style-name="P2"><text:span text:style-name="T2">"1-29"</text:span><text:span text:style-name="T8">:</text:span> <text:span text:style-name="T10">3</text:span></text:p>
      <text:p text:style-name="P2">}</text:p>
      <text:p text:style-name="P5"/>
      <text:p text:style-name="P8">REF: Stat - 1</text:p>
      <text:p text:style-name="P5"/>
      <text:p text:style-name="P6"><text:span text:style-name="T1">The Member fee calculation includes “ RANK ” fee structure for members to be distributed <text:line-break/>Each month. The net Rank for each member is calculated as the ratio for stake time and stake amount or stake amount to stake time whichever is greater for a period of a month.</text:span></text:p>
      <text:p text:style-name="P6"/>
      <text:p text:style-name="P8">The logic to divide the award amount among the members sharing the same rank.</text:p>
      <text:p text:style-name="P8"/>
      <text:p text:style-name="P8">The rank thus obtained can be a percentage in REF: Stat – 1 from the total stake offered by a delegate to community.</text:p>
      <text:p text:style-name="P8"/>
      <text:p text:style-name="P12">Note – The calculation is based on “ % “ bases . </text:p>
      <text:p text:style-name="P5"/>
      <text:p text:style-name="P2"><text:s/><text:span text:style-name="T8">DEL_FEE</text:span> = {</text:p>
      <text:p text:style-name="P2"><text:span text:style-name="T2">"100-90"</text:span><text:span text:style-name="T8">:</text:span> <text:span text:style-name="T10">40</text:span>,</text:p>
      <text:p text:style-name="P2"><text:span text:style-name="T2">"80-89"</text:span><text:span text:style-name="T8">:</text:span> <text:span text:style-name="T10">30</text:span>,</text:p>
      <text:p text:style-name="P2"><text:span text:style-name="T2">"70-79"</text:span><text:span text:style-name="T8">:</text:span> <text:span text:style-name="T10">15</text:span>,</text:p>
      <text:p text:style-name="P2"><text:span text:style-name="T2">"60-69"</text:span><text:span text:style-name="T8">:</text:span> <text:span text:style-name="T10">10</text:span>,</text:p>
      <text:p text:style-name="P2"><text:span text:style-name="T2">"50-59"</text:span><text:span text:style-name="T8">:</text:span> <text:span text:style-name="T10">5</text:span></text:p>
      <text:p text:style-name="P5"><text:span text:style-name="T7">}</text:span></text:p>
      <text:p text:style-name="P8"/>
      <text:p text:style-name="P8">REF: Stat - 1</text:p>
      <text:p text:style-name="P9"/>
      <text:p text:style-name="P10"><text:span text:style-name="T12">Simillarly, the delegate ranks are calculate as <text:s/>- </text:span><text:span text:style-name="T7">(</text:span><text:span text:style-name="T9">CV</text:span><text:span text:style-name="T7"> + </text:span><text:span text:style-name="T9">NU</text:span><text:span text:style-name="T7"> + </text:span><text:span text:style-name="T9">NV</text:span><text:span text:style-name="T7">) / </text:span><text:span text:style-name="T11">3</text:span><text:span text:style-name="T7">)</text:span></text:p>
      <text:p text:style-name="P11"><text:soft-page-break/></text:p>
      <text:p text:style-name="P11">Where CV are the community votes<text:line-break/></text:p>
      <text:p text:style-name="P11">NU is the node Uptime ( Node uptime to be calculated as per the # transactions done per day or </text:p>
      <text:p text:style-name="P11">time slice particepated in production release)<text:line-break/></text:p>
      <text:p text:style-name="P11">And NV are the node validations ( to be calculated in production release )<text:line-break/><text:line-break/>The NU and NV are constants for test network with near 100 % values.</text:p>
      <text:p text:style-name="P1"/>
      <text:p text:style-name="P12">Note – The calculation is based on “ % “ bases . </text:p>
      <text:p text:style-name="P12"/>
      <text:p text:style-name="P15">Note – The job calculates the stats everyday but the distribution takes place at the end of every month.</text:p>
      <text:p text:style-name="P12"/>
      <text:p text:style-name="P13">* The distribution account aka “ fee “ account credentaials are located at <text:span text:style-name="T15">[ root ] / constants.js</text:span></text:p>
      <text:p text:style-name="P13"><text:line-break/>* The fee account for test network collects the fee <text:s/>every hour via a cron job Transaction</text:p>
      <text:p text:style-name="P12"><text:s/>bot runnnig at <text:span text:style-name="T15">[ root ] / controllers / Txbot.js</text:span></text:p>
      <text:p text:style-name="P12"/>
      <text:p text:style-name="P13">* <text:span text:style-name="T13">Additional fee is charged via API ‘ sendPayment ’ located at <text:s/></text:span><text:span text:style-name="T16">[ root ] / controller / user.js</text:span></text:p>
      <text:p text:style-name="P13"/>
      <text:p text:style-name="P13"><text:span text:style-name="T13">*Following are <text:s text:c="2"/>percentages for distribution -</text:span></text:p>
      <text:p text:style-name="P13"/>
      <text:p text:style-name="P13"/>
      <text:p text:style-name="P2"><text:s/><text:span text:style-name="T8">feeUPZ</text:span> = (<text:span text:style-name="T10">1.5</text:span> / <text:span text:style-name="T10">100</text:span> * (<text:span text:style-name="T8">amt</text:span>))</text:p>
      <text:p text:style-name="P2"/>
      <text:p text:style-name="P4">Account <text:s/>Admin</text:p>
      <text:p text:style-name="P2"><text:s/><text:span text:style-name="T8">adminfee</text:span> = (<text:span text:style-name="T10">58</text:span> / <text:span text:style-name="T10">100</text:span> * (<text:span text:style-name="T8">feeUPZ</text:span>))</text:p>
      <text:p text:style-name="P2"/>
      <text:p text:style-name="P4">Account Fee</text:p>
      <text:p text:style-name="P2"><text:s/><text:span text:style-name="T8">feefee</text:span> = (<text:span text:style-name="T10">40</text:span> / <text:span text:style-name="T10">100</text:span> * (<text:span text:style-name="T8">feeUPZ</text:span>))</text:p>
      <text:p text:style-name="P2"><text:span text:style-name="T6"/></text:p>
      <text:p text:style-name="P4"><text:span text:style-name="T6">Account Burned</text:span></text:p>
      <text:p text:style-name="P2"><text:s/><text:span text:style-name="T8">burnedfee</text:span> = (<text:span text:style-name="T10">2</text:span> / <text:span text:style-name="T10">100</text:span> * (<text:span text:style-name="T8">feeUPZ</text:span>))</text:p>
      <text:p text:style-name="P13"><text:line-break/> <text:s/></text:p>
      <text:p text:style-name="P14">Location for account credentials - <text:span text:style-name="T15">[ root ] / constants.j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9:53:59.453767750</meta:creation-date>
    <dc:date>2019-08-25T20:42:35.041469068</dc:date>
    <meta:editing-duration>PT4M33S</meta:editing-duration>
    <meta:editing-cycles>1</meta:editing-cycles>
    <meta:document-statistic meta:table-count="0" meta:image-count="0" meta:object-count="0" meta:page-count="4" meta:paragraph-count="53" meta:word-count="439" meta:character-count="2403" meta:non-whitespace-character-count="1956"/>
    <meta:generator>LibreOffice/6.0.7.3$Linux_X86_64 LibreOffice_project/00m0$Build-3</meta:generator>
  </office:meta>
</office:document-meta>
</file>